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b4c7dc" draw:textarea-horizontal-align="justify" draw:textarea-vertical-align="middle" draw:auto-grow-height="false" fo:min-height="1.894cm" fo:min-width="3.231cm" loext:decorative="false"/>
      <style:paragraph-properties style:writing-mode="lr-tb"/>
    </style:style>
    <style:style style:name="gr2" style:family="graphic" style:parent-style-name="standard">
      <style:graphic-properties svg:stroke-color="#158466" draw:fill-color="#afd095" draw:textarea-horizontal-align="justify" draw:textarea-vertical-align="middle" draw:auto-grow-height="false" fo:min-height="1.893cm" fo:min-width="3.231cm" loext:decorative="false"/>
      <style:paragraph-properties style:writing-mode="lr-tb"/>
    </style:style>
    <style:style style:name="gr3" style:family="graphic" style:parent-style-name="standard">
      <style:graphic-properties svg:stroke-color="#ffbf00" draw:fill-color="#fff5ce" draw:textarea-horizontal-align="justify" draw:textarea-vertical-align="middle" draw:auto-grow-height="false" fo:min-height="1.893cm" fo:min-width="3.231cm" loext:decorative="false"/>
      <style:paragraph-properties style:writing-mode="lr-tb"/>
    </style:style>
    <style:style style:name="gr4" style:family="graphic" style:parent-style-name="standard">
      <style:graphic-properties svg:stroke-color="#2a6099" draw:fill-color="#ec9ba4" draw:textarea-horizontal-align="justify" draw:textarea-vertical-align="middle" draw:auto-grow-height="false" fo:min-height="1.656cm" fo:min-width="3.311cm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" style:family="graphic" style:parent-style-name="standard">
      <style:graphic-properties svg:stroke-color="#2a6099" draw:stroke-linejoin="round" draw:fill-color="#ffffff" draw:textarea-horizontal-align="justify" draw:textarea-vertical-align="middle" draw:auto-grow-height="false" fo:min-height="1.656cm" fo:min-width="3.311cm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2" svg:stroke-width="0.071cm" svg:stroke-color="#999999" draw:marker-start="" draw:marker-start-width="0.261cm" draw:marker-start-center="false" draw:marker-end="Arrowheads_20_8" draw:marker-end-width="0.361cm" draw:marker-end-center="false" draw:fill="none" draw:fill-color="#ffffff" draw:textarea-horizontal-align="justify" draw:textarea-vertical-align="bottom" fo:padding-top="0.145cm" fo:padding-bottom="0.145cm" fo:padding-left="0.27cm" fo:padding-right="0.27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071cm" svg:stroke-color="#999999" draw:marker-start="" draw:marker-start-width="0.261cm" draw:marker-start-center="false" draw:marker-end="Arrowheads_20_8" draw:marker-end-width="0.361cm" draw:marker-end-center="false" draw:fill="none" draw:fill-color="#ffffff" draw:textarea-horizontal-align="justify" draw:textarea-vertical-align="bottom" fo:padding-top="0.145cm" fo:padding-bottom="0.145cm" fo:padding-left="0.27cm" fo:padding-right="0.27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1.179cm" fo:min-width="3.31cm" loext:decorative="false"/>
      <style:paragraph-properties style:writing-mode="lr-tb"/>
    </style:style>
    <style:style style:name="gr10" style:family="graphic" style:parent-style-name="objectwithoutfill">
      <style:graphic-properties svg:stroke-width="0.071cm" svg:stroke-color="#999999" draw:marker-start-width="0.306cm" draw:marker-end="Arrowheads_20_9" draw:marker-end-width="0.406cm" draw:fill="none" draw:fill-color="#ffffff" draw:textarea-vertical-align="middle" fo:padding-top="0.16cm" fo:padding-bottom="0.16cm" fo:padding-left="0.285cm" fo:padding-right="0.285cm" loext:decorative="false"/>
    </style:style>
    <style:style style:name="gr11" style:family="graphic" style:parent-style-name="standard" style:list-style-name="L1">
      <style:graphic-properties svg:stroke-color="#666666" draw:fill-color="#ffffff" draw:textarea-horizontal-align="justify" draw:textarea-vertical-align="middle" draw:auto-grow-height="false" fo:min-height="1.02cm" fo:min-width="3.945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objectwithoutfill" style:list-style-name="L1">
      <style:graphic-properties svg:stroke-width="0.071cm" svg:stroke-color="#999999" draw:marker-start-width="0.306cm" draw:marker-end="Arrowheads_20_9" draw:marker-end-width="0.406cm" draw:fill="none" draw:fill-color="#ffffff" draw:textarea-vertical-align="middle" fo:padding-top="0.16cm" fo:padding-bottom="0.16cm" fo:padding-left="0.285cm" fo:padding-right="0.285cm" loext:decorative="false"/>
      <style:paragraph-properties style:writing-mode="lr-tb"/>
    </style:style>
    <style:style style:name="gr13" style:family="graphic" style:parent-style-name="standard">
      <style:graphic-properties svg:stroke-color="#2a6099" draw:fill-color="#ffffff" draw:textarea-horizontal-align="justify" draw:textarea-vertical-align="middle" draw:auto-grow-height="false" fo:min-height="1.894cm" fo:min-width="3.231cm" loext:decorative="false"/>
      <style:paragraph-properties style:writing-mode="lr-tb"/>
    </style:style>
    <style:style style:name="P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ec9ba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Mang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Microsoft YaHei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Microsoft YaHei" style:font-size-asian="10pt" style:language-asian="zxx" style:country-asian="none" style:font-style-asian="normal" style:font-weight-asian="normal" style:font-name-complex="Mang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Microsoft YaHei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Microsoft YaHei" style:font-size-asian="10pt" style:language-asian="zxx" style:country-asian="none" style:font-style-asian="normal" style:font-weight-asian="normal" style:font-name-complex="Mang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/>
      <style:text-properties style:font-name="Liberation Sans Narrow" fo:font-size="10pt"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ffffff"/>
      <style:paragraph-properties fo:text-align="center"/>
      <style:text-properties style:font-name="Liberation Sans Narro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paragraph-properties fo:margin-left="0cm" fo:margin-right="0cm" fo:text-align="center" fo:text-indent="0cm"/>
      <style:text-properties style:font-name="Liberation Sans Narrow" fo:font-size="10pt" fo:language="zxx" fo:country="none" style:letter-kerning="true" style:font-name-asian="Microsoft YaHei" style:font-size-asian="10pt" style:language-asian="zxx" style:country-asian="none" style:font-name-complex="Arial Unicode MS" style:font-size-complex="10pt" style:language-complex="zxx" style:country-complex="none"/>
    </style:style>
    <style:style style:name="P17" style:family="paragraph">
      <loext:graphic-properties draw:fill-color="#ffffff"/>
      <style:paragraph-properties fo:margin-left="0cm" fo:margin-right="0cm" fo:text-align="center" fo:text-indent="0cm"/>
      <style:text-properties style:font-name="Liberation Sans Narrow" fo:font-size="10pt" fo:language="zxx" fo:country="none" style:letter-kerning="true" style:font-name-asian="Microsoft YaHei" style:font-size-asian="10pt" style:language-asian="zxx" style:country-asian="none" style:font-name-complex="Arial Unicode MS" style:font-size-complex="10pt" style:language-complex="zxx" style:country-complex="none"/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name-complex="Mangal" style:font-size-complex="10pt"/>
    </style:style>
    <style:style style:name="T3" style:family="text">
      <style:text-properties style:font-name="Liberation Sans Narro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Microsoft YaHei" style:font-size-asian="10pt" style:language-asian="zxx" style:country-asian="none" style:font-style-asian="normal" style:font-weight-asian="normal" style:font-name-complex="Mang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858cm" svg:x="2.27cm" svg:y="8.302cm">
          <text:p text:style-name="P1">Idle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3" xml:id="id3" draw:id="id3" draw:layer="layout" svg:width="4.445cm" svg:height="2.857cm" svg:x="14.652cm" svg:y="8.302cm">
          <text:p text:style-name="P1">Move</text:p>
          <text:p text:style-name="P1"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4" xml:id="id4" draw:id="id4" draw:layer="layout" svg:width="4.445cm" svg:height="2.857cm" svg:x="14.652cm" svg:y="15.923cm">
          <text:p text:style-name="P1">Stuck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5" draw:layer="layout" svg:width="4.445cm" svg:height="2.54cm" svg:x="14.652cm" svg:y="23.542cm">
          <text:p text:style-name="P1">Die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name="Connector" draw:style-name="gr5" draw:text-style-name="P6" draw:layer="layout" svg:x1="4.492cm" svg:y1="4.175cm" svg:x2="4.492cm" svg:y2="4.175cm" svg:d="M4492 4175z" svg:viewBox="0 0 1 1">
          <text:p/>
        </draw:connector>
        <draw:custom-shape draw:style-name="gr6" draw:text-style-name="P7" xml:id="id1" draw:id="id1" draw:layer="layout" svg:width="4.445cm" svg:height="2.54cm" svg:x="2.27cm" svg:y="16.24cm">
          <text:p text:style-name="P1">Ini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name="Connector 2" draw:style-name="gr7" draw:text-style-name="P10" draw:layer="layout" svg:x1="4.492cm" svg:y1="16.24cm" svg:x2="4.492cm" svg:y2="11.16cm" draw:start-shape="id1" draw:start-glue-point="0" draw:end-shape="id2" draw:end-glue-point="2" svg:d="M4492 16240v-5080" svg:viewBox="0 0 1 5081">
          <text:p text:style-name="P8"><text:span text:style-name="T1"/></text:p>
          <text:p text:style-name="P8"><text:span text:style-name="T1">set_</text:span><text:span text:style-name="T2">random</text:span><text:span text:style-name="T1">_position()</text:span></text:p>
          <text:p text:style-name="P9"><text:span text:style-name="T1">set_current_target</text:span></text:p>
          <text:p text:style-name="P9"><text:span text:style-name="T1">(get_random_position())</text:span></text:p>
          <text:p text:style-name="P9"><text:span text:style-name="T1"/></text:p>
          <text:p text:style-name="P9"><text:span text:style-name="T1">get_current_target()</text:span></text:p>
        </draw:connector>
        <draw:connector draw:name="Connector 1" draw:style-name="gr8" draw:text-style-name="P12" draw:layer="layout" svg:x1="16.874cm" svg:y1="11.159cm" svg:x2="16.874cm" svg:y2="15.923cm" draw:start-shape="id3" draw:end-shape="id4" draw:end-glue-point="0" svg:d="M16874 11159v4764" svg:viewBox="0 0 1 4765">
          <text:p text:style-name="P11"><text:span text:style-name="T1">target = global_position</text:span></text:p>
          <text:p text:style-name="P11"><text:span text:style-name="T1">astar_array = [ ]</text:span></text:p>
          <text:p text:style-name="P11"><text:span text:style-name="T1">Timer = 0.0</text:span></text:p>
          <text:p text:style-name="P11"><text:span text:style-name="T1"/></text:p>
        </draw:connector>
        <draw:custom-shape draw:style-name="gr9" draw:text-style-name="P14" draw:layer="layout" svg:width="7.62cm" svg:height="2.857cm" svg:x="13.065cm" svg:y="11.478cm">
          <text:p text:style-name="P13"><text:span text:style-name="T3">if actor.timer &gt; 6 or actor.get_slide_collision_count() &gt;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15" draw:layer="layout" svg:x1="15.287cm" svg:y1="16.24cm" svg:x2="6.08cm" svg:y2="10.842cm">
          <text:p/>
        </draw:line>
        <draw:custom-shape draw:style-name="gr11" draw:text-style-name="P17" draw:layer="layout" svg:width="4.445cm" svg:height="1.27cm" svg:x="14.652cm" svg:y="9.89cm">
          <text:p text:style-name="P16">actor.set_current_target(</text:p>
          <text:p text:style-name="P16">actor.get_random_position()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5" draw:layer="layout" svg:x1="6.08cm" svg:y1="10.207cm" svg:x2="15.287cm" svg:y2="10.207cm">
          <text:p/>
        </draw:line>
        <draw:custom-shape draw:style-name="gr9" draw:text-style-name="P14" draw:layer="layout" svg:width="7.62cm" svg:height="2.857cm" svg:x="7.35cm" svg:y="9.255cm">
          <text:p text:style-name="P13"><text:span text:style-name="T4">If </text:span></text:p>
          <text:p text:style-name="P13"><text:span text:style-name="T4">actor.velocity.length() &lt; actor.speed / 2</text:span></text:p>
          <text:p text:style-name="P13"><text:span text:style-name="T4">And</text:span></text:p>
          <text:p text:style-name="P13"><text:span text:style-name="T4">actor.astar_array.size() &gt;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2" draw:text-style-name="P19" draw:layer="layout" svg:x1="15.287cm" svg:y1="8.937cm" svg:x2="6.08cm" svg:y2="8.937cm">
          <text:p text:style-name="P18"><text:span text:style-name="T5">Timer = 0.0 <text:s text:c="53"/></text:span></text:p>
        </draw:line>
        <draw:custom-shape draw:style-name="gr9" draw:text-style-name="P14" draw:layer="layout" svg:width="7.62cm" svg:height="2.857cm" svg:x="5.445cm" svg:y="7.032cm">
          <text:p text:style-name="P13"><text:span text:style-name="T4">If </text:span></text:p>
          <text:p text:style-name="P13"><text:span text:style-name="T4">actor.velocity.length() &lt; actor.speed / 2</text:span></text:p>
          <text:p text:style-name="P13"><text:span text:style-name="T4">And</text:span></text:p>
          <text:p text:style-name="P13"><text:span text:style-name="T4">actor.astar_array.size() &gt;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layer="layout" svg:width="4.445cm" svg:height="2.858cm" svg:x="2.27cm" svg:y="1.635cm">
          <text:p text:style-name="P1">Speak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5" draw:layer="layout" svg:width="4.445cm" svg:height="2.54cm" svg:x="2.27cm" svg:y="23.542cm">
          <text:p text:style-name="P1">Burn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3" draw:text-style-name="P7" draw:layer="layout" svg:width="4.445cm" svg:height="2.858cm" svg:x="14.652cm" svg:y="1.634cm">
          <text:p text:style-name="P1">Listen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0T19:45:58.627000000</meta:creation-date>
    <dc:date>2024-09-10T21:05:10.343000000</dc:date>
    <meta:editing-duration>PT47M46S</meta:editing-duration>
    <meta:editing-cycles>6</meta:editing-cycles>
    <meta:generator>LibreOffice/24.2.5.2$Windows_X86_64 LibreOffice_project/bffef4ea93e59bebbeaf7f431bb02b1a39ee8a59</meta:generator>
    <meta:document-statistic meta:object-count="18"/>
  </office:meta>
</office:document-meta>
</file>